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4925in"/>
    </style:style>
    <style:style style:name="co4" style:family="table-column">
      <style:table-column-properties fo:break-before="auto" style:column-width="1.4264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1866in"/>
    </style:style>
    <style:style style:name="co9" style:family="table-column">
      <style:table-column-properties fo:break-before="auto" style:column-width="1.0929in"/>
    </style:style>
    <style:style style:name="ro7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4654in" fo:break-before="auto" style:use-optimal-row-height="true"/>
    </style:style>
    <style:style style:name="ro3" style:family="table-row">
      <style:table-row-properties style:row-height="0.615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style:font-name="Arial" style:font-name-asian="Arial Unicode MS" style:font-name-complex="Arial Unicode MS"/>
    </style:style>
    <style:style style:name="ce4" style:family="table-cell" style:parent-style-name="Default" style:data-style-name="N104">
      <style:table-cell-properties fo:wrap-option="wrap" style:vertical-align="middle"/>
    </style:style>
  </office:automatic-styles>
  <office:body>
    <office:spreadsheet>
      <table:table table:name="Sheet1" table:style-name="ta1" table:print-ranges="Sheet1.A1:Sheet1.H18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number-columns-repeated="1014" table:default-cell-style-name="ce2"/>
        <table:table-row table:style-name="ro2">
          <table:table-cell/>
          <table:table-cell table:style-name="ce1" office:value-type="string">
            <text:p>Zonk Micro</text:p>
          </table:table-cell>
          <table:table-cell table:style-name="ce1" office:value-type="string">
            <text:p>Arduino</text:p>
          </table:table-cell>
          <table:table-cell table:style-name="ce1" office:value-type="string">
            <text:p>Modkit Micro</text:p>
          </table:table-cell>
          <table:table-cell table:style-name="ce1" office:value-type="string">
            <text:p>Atmel Studio</text:p>
          </table:table-cell>
          <table:table-cell table:style-name="ce1" office:value-type="string">
            <text:p>LabView w/robotics module</text:p>
          </table:table-cell>
          <table:table-cell table:style-name="ce1" office:value-type="string">
            <text:p>Flowstone</text:p>
          </table:table-cell>
          <table:table-cell table:style-name="ce1" office:value-type="string">
            <text:p>Kodu</text:p>
          </table:table-cell>
          <table:table-cell table:style-name="ce1" table:number-columns-repeated="1013"/>
        </table:table-row>
        <table:table-row table:style-name="ro3">
          <table:table-cell office:value-type="string">
            <text:p>Language</text:p>
          </table:table-cell>
          <table:table-cell office:value-type="string">
            <text:p>event-driven;</text:p>
            <text:p>tabular (events / conditions / actions), text</text:p>
          </table:table-cell>
          <table:table-cell office:value-type="string">
            <text:p>C++ text</text:p>
          </table:table-cell>
          <table:table-cell office:value-type="string">
            <text:p>tiles (1:1 generation of Arduino C++)</text:p>
          </table:table-cell>
          <table:table-cell office:value-type="string">
            <text:p>C++ text</text:p>
          </table:table-cell>
          <table:table-cell table:number-columns-repeated="2" office:value-type="string">
            <text:p>graphical dataflow</text:p>
          </table:table-cell>
          <table:table-cell office:value-type="string">
            <text:p>event-driven;</text:p>
            <text:p>graphical (events/conditions/actions)</text:p>
          </table:table-cell>
          <table:table-cell table:number-columns-repeated="1013"/>
        </table:table-row>
        <table:table-row table:style-name="ro4">
          <table:table-cell office:value-type="string">
            <text:p>I/O triggering</text:p>
          </table:table-cell>
          <table:table-cell office:value-type="string">
            <text:p>evented</text:p>
          </table:table-cell>
          <table:table-cell office:value-type="string">
            <text:p>polled (mostly)</text:p>
          </table:table-cell>
          <table:table-cell office:value-type="string">
            <text:p>polled</text:p>
          </table:table-cell>
          <table:table-cell office:value-type="string">
            <text:p>evented, polled</text:p>
          </table:table-cell>
          <table:table-cell office:value-type="string">
            <text:p>unknown</text:p>
          </table:table-cell>
          <table:table-cell table:number-columns-repeated="2" office:value-type="string">
            <text:p>polled</text:p>
          </table:table-cell>
          <table:table-cell table:number-columns-repeated="1013"/>
        </table:table-row>
        <table:table-row table:style-name="ro5">
          <table:table-cell office:value-type="string">
            <text:p>Constrained syntax</text:p>
          </table:table-cell>
          <table:table-cell office:value-type="string">
            <text:p>yes (in table view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>
            <text:p>Size of vocabulary</text:p>
          </table:table-cell>
          <table:table-cell office:value-type="string">
            <text:p>low</text:p>
          </table:table-cell>
          <table:table-cell office:value-type="string">
            <text:p>Wiring library: low</text:p>
            <text:p>C++: unlimited</text:p>
          </table:table-cell>
          <table:table-cell office:value-type="string">
            <text:p>low (Wiring library plus control structures)</text:p>
          </table:table-cell>
          <table:table-cell office:value-type="string">
            <text:p>Target libraries: moderate to high</text:p>
            <text:p>C/C++: unlimited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number-columns-repeated="1013"/>
        </table:table-row>
        <table:table-row table:style-name="ro5">
          <table:table-cell office:value-type="string">
            <text:p>Explicit support for states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 (may require extra-cost option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Multitasking</text:p>
          </table:table-cell>
          <table:table-cell office:value-type="string">
            <text:p>yes</text:p>
          </table:table-cell>
          <table:table-cell table:number-columns-repeated="2" office:value-type="string">
            <text:p>no (unless you write it)</text:p>
          </table:table-cell>
          <table:table-cell office:value-type="string">
            <text:p>no (unless you write it or use RTOS)</text:p>
          </table:table-cell>
          <table:table-cell table:number-columns-repeated="3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Target runtime</text:p>
          </table:table-cell>
          <table:table-cell office:value-type="string">
            <text:p>microcontrollers (μCs),</text:p>
            <text:p>desktop</text:p>
          </table:table-cell>
          <table:table-cell office:value-type="string">
            <text:p>AVR μCs</text:p>
          </table:table-cell>
          <table:table-cell office:value-type="string">
            <text:p>μCs</text:p>
          </table:table-cell>
          <table:table-cell office:value-type="string">
            <text:p>ARM, AVR μCs</text:p>
            <text:p>from Atmel</text:p>
          </table:table-cell>
          <table:table-cell office:value-type="string">
            <text:p>μCs,</text:p>
            <text:p>FPGAs,</text:p>
            <text:p>desktop</text:p>
          </table:table-cell>
          <table:table-cell table:number-columns-repeated="2" office:value-type="string">
            <text:p>desktop</text:p>
          </table:table-cell>
          <table:table-cell table:number-columns-repeated="1013"/>
        </table:table-row>
        <table:table-row table:style-name="ro2">
          <table:table-cell office:value-type="string">
            <text:p>Target setup and connection</text:p>
          </table:table-cell>
          <table:table-cell office:value-type="string">
            <text:p>graphical (with help for peripheral connection)</text:p>
          </table:table-cell>
          <table:table-cell office:value-type="string">
            <text:p>text</text:p>
          </table:table-cell>
          <table:table-cell office:value-type="string">
            <text:p>graphical</text:p>
          </table:table-cell>
          <table:table-cell office:value-type="string">
            <text:p>graphical (program generator)</text:p>
          </table:table-cell>
          <table:table-cell office:value-type="string">
            <text:p>unknown; probably graphical + text</text:p>
          </table:table-cell>
          <table:table-cell office:value-type="string">
            <text:p>setup: some text; connection: graphical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3">
          <table:table-cell office:value-type="string">
            <text:p>Target I/O</text:p>
          </table:table-cell>
          <table:table-cell table:style-name="ce3" office:value-type="string">
            <text:p>μC,</text:p>
            <text:p>data acquisition (DAQ) module,</text:p>
            <text:p>simulated</text:p>
          </table:table-cell>
          <table:table-cell office:value-type="string">
            <text:p>μC</text:p>
          </table:table-cell>
          <table:table-cell table:style-name="ce3" office:value-type="string">
            <text:p>μC</text:p>
          </table:table-cell>
          <table:table-cell office:value-type="string">
            <text:p>μC</text:p>
          </table:table-cell>
          <table:table-cell table:style-name="ce3" office:value-type="string">
            <text:p>μC,</text:p>
            <text:p>FPGAs,</text:p>
            <text:p>DAQ modules, keyboard, mouse</text:p>
          </table:table-cell>
          <table:table-cell office:value-type="string">
            <text:p>μC, DSP, keyboard, mouse, audio</text:p>
          </table:table-cell>
          <table:table-cell office:value-type="string">
            <text:p>desktop</text:p>
          </table:table-cell>
          <table:table-cell table:number-columns-repeated="1013"/>
        </table:table-row>
        <table:table-row table:style-name="ro5">
          <table:table-cell office:value-type="string">
            <text:p>Breakpoint Debugging</text:p>
          </table:table-cell>
          <table:table-cell table:style-name="ce3" office:value-type="string">
            <text:p>no</text:p>
          </table:table-cell>
          <table:table-cell office:value-type="string">
            <text:p>no</text:p>
          </table:table-cell>
          <table:table-cell table:style-name="ce3" office:value-type="string">
            <text:p>no</text:p>
          </table:table-cell>
          <table:table-cell office:value-type="string">
            <text:p>yes</text:p>
          </table:table-cell>
          <table:table-cell table:style-name="ce3" office:value-type="string">
            <text:p>unknown; probably not</text:p>
          </table:table-cell>
          <table:table-cell table:number-columns-repeated="2" office:value-type="string">
            <text:p>no</text:p>
          </table:table-cell>
          <table:table-cell table:number-columns-repeated="1013"/>
        </table:table-row>
        <table:table-row table:style-name="ro5">
          <table:table-cell office:value-type="string">
            <text:p>Real-time monitoring</text:p>
          </table:table-cell>
          <table:table-cell office:value-type="string">
            <text:p>I/O, event history</text:p>
          </table:table-cell>
          <table:table-cell office:value-type="string">
            <text:p>no</text:p>
          </table:table-cell>
          <table:table-cell/>
          <table:table-cell office:value-type="string">
            <text:p>no (only at breakpoints)</text:p>
          </table:table-cell>
          <table:table-cell/>
          <table:table-cell table:number-columns-repeated="2" office:value-type="string">
            <text:p>I/O</text:p>
          </table:table-cell>
          <table:table-cell table:number-columns-repeated="1013"/>
        </table:table-row>
        <table:table-row table:style-name="ro5">
          <table:table-cell office:value-type="string">
            <text:p>Simulation</text:p>
          </table:table-cell>
          <table:table-cell office:value-type="string">
            <text:p>I/O, program</text:p>
          </table:table-cell>
          <table:table-cell table:number-columns-repeated="2" office:value-type="string">
            <text:p>no</text:p>
          </table:table-cell>
          <table:table-cell office:value-type="string">
            <text:p>processor (some)</text:p>
          </table:table-cell>
          <table:table-cell office:value-type="string">
            <text:p>unknown; probably no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>
            <text:p>Sharing</text:p>
          </table:table-cell>
          <table:table-cell office:value-type="string">
            <text:p>task defintions,</text:p>
            <text:p>event traces</text:p>
          </table:table-cell>
          <table:table-cell office:value-type="string">
            <text:p>text copy/paste</text:p>
          </table:table-cell>
          <table:table-cell office:value-type="string">
            <text:p>projects, generated code</text:p>
          </table:table-cell>
          <table:table-cell office:value-type="string">
            <text:p>text</text:p>
          </table:table-cell>
          <table:table-cell table:number-columns-repeated="2" office:value-type="string">
            <text:p>projects, modules</text:p>
          </table:table-cell>
          <table:table-cell table:number-columns-repeated="1014"/>
        </table:table-row>
        <table:table-row table:style-name="ro5">
          <table:table-cell office:value-type="string">
            <text:p>I/O simulation</text:p>
          </table:table-cell>
          <table:table-cell office:value-type="string">
            <text:p>yes (per pin)</text:p>
          </table:table-cell>
          <table:table-cell table:number-columns-repeated="2" office:value-type="string">
            <text:p>no</text:p>
          </table:table-cell>
          <table:table-cell office:value-type="string">
            <text:p>yes (if using MCU simulator)</text:p>
          </table:table-cell>
          <table:table-cell office:value-type="string">
            <text:p>probably 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5">
          <table:table-cell office:value-type="string">
            <text:p>Price</text:p>
          </table:table-cell>
          <table:table-cell office:value-type="string">
            <text:p>free?</text:p>
          </table:table-cell>
          <table:table-cell table:style-name="ce4" office:value-type="string">
            <text:p>free</text:p>
          </table:table-cell>
          <table:table-cell office:value-type="string">
            <text:p>$25 (+subscription)</text:p>
          </table:table-cell>
          <table:table-cell table:style-name="ce4" office:value-type="string">
            <text:p>free</text:p>
          </table:table-cell>
          <table:table-cell office:value-type="string">
            <text:p>$5200</text:p>
            <text:p>(+400-500/year)</text:p>
          </table:table-cell>
          <table:table-cell table:number-columns-repeated="1015"/>
        </table:table-row>
        <table:table-row table:style-name="ro5">
          <table:table-cell office:value-type="string">
            <text:p>Time to first program</text:p>
          </table:table-cell>
          <table:table-cell table:number-columns-repeated="3" office:value-type="string">
            <text:p>&lt; 1 hour</text:p>
          </table:table-cell>
          <table:table-cell/>
          <table:table-cell office:value-type="string">
            <text:p>&lt; 1 week</text:p>
          </table:table-cell>
          <table:table-cell office:value-type="string">
            <text:p>&lt; 1 hour</text:p>
          </table:table-cell>
          <table:table-cell table:number-columns-repeated="1014"/>
        </table:table-row>
        <table:table-row table:style-name="ro2">
          <table:table-cell office:value-type="string">
            <text:p>Time to first multitasking program</text:p>
          </table:table-cell>
          <table:table-cell office:value-type="string">
            <text:p>&lt; 1 hour</text:p>
          </table:table-cell>
          <table:table-cell table:number-columns-repeated="3"/>
          <table:table-cell office:value-type="string">
            <text:p>&lt; 1 week</text:p>
          </table:table-cell>
          <table:table-cell office:value-type="string">
            <text:p>&lt; 1 hour</text:p>
          </table:table-cell>
          <table:table-cell table:number-columns-repeated="1014"/>
        </table:table-row>
        <table:table-row table:style-name="ro2" table:number-rows-repeated="104855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11/10/2012</text:date>, <text:time>08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Konz</meta:initial-creator>
    <meta:creation-date>2012-11-06T06:58:25</meta:creation-date>
    <dc:date>2012-11-10T08:52:59</dc:date>
    <dc:creator>Ned Konz</dc:creator>
    <meta:editing-duration>PT34M15S</meta:editing-duration>
    <meta:editing-cycles>8</meta:editing-cycles>
    <meta:generator>OpenOffice.org/3.4.1$Unix OpenOffice.org_project/341m1$Build-9593</meta:generator>
    <meta:document-statistic meta:table-count="3" meta:cell-count="130" meta:object-count="0"/>
  </office:meta>
</office:document-meta>
</file>